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loud Servic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Lukas Arnold &amp; Patrick Bu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me: <text:tab/>Github Inc.</text:p>
              </text:list-item>
              <text:list-item>
                <text:p>Url: <text:tab/><text:tab/>https://github.com</text:p>
              </text:list-item>
              <text:list-item>
                <text:p/>
              </text:list-item>
              <text:list-item>
                <text:p>GitHub is a development platform inspired by the way you work. From open source to business, you can host and review code, manage projects, and build software alongside millions of other develop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gitalOcean</text:p>
          </draw:text-box>
        </draw:frame>
        <draw:frame presentation:style-name="pr5" draw:layer="layout" svg:width="25.5cm" svg:height="13cm" svg:x="1cm" svg:y="4.957cm" presentation:class="outline" presentation:user-transformed="true">
          <draw:text-box>
            <text:list text:style-name="L3">
              <text:list-item>
                <text:p>Name: <text:tab/>DigitalOcean Inc.</text:p>
              </text:list-item>
              <text:list-item>
                <text:p>Url: <text:tab/><text:tab/>https://digitalocean.com</text:p>
              </text:list-item>
              <text:list-item>
                <text:p/>
              </text:list-item>
              <text:list-item>
                <text:p>DigitalOcean is an American cloud infrastructure provider with data centers worldwide. DigitalOcean provides developers cloud services that help to deploy and scale applications that run simultaneously on multiple computer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orteile von Cloud 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/>weniger Wissen zu betreiben notwendig</text:p>
              </text:list-item>
              <text:list-item>
                <text:p><text:s/>Kosten entsprechen genau dem Nutzen</text:p>
              </text:list-item>
              <text:list-item>
                <text:p><text:s/>Backups müssen nicht selber gemacht werden</text:p>
              </text:list-item>
              <text:list-item>
                <text:p><text:s/>Einfacher, wnn externe eingebunden werden müss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7:02:23.037331491</meta:creation-date>
    <meta:editing-duration>PT1M39S</meta:editing-duration>
    <meta:editing-cycles>2</meta:editing-cycles>
    <meta:generator>LibreOffice/5.3.2.2$Linux_X86_64 LibreOffice_project/30m0$Build-2</meta:generator>
    <dc:date>2017-05-01T17:14:22.875429633</dc:date>
    <meta:document-statistic meta:object-count="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